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f6d" officeooo:paragraph-rsid="001c1f6d"/>
    </style:style>
    <style:style style:name="P2" style:family="paragraph" style:parent-style-name="Standard">
      <style:text-properties officeooo:rsid="001ca70b" officeooo:paragraph-rsid="001ca70b"/>
    </style:style>
    <style:style style:name="P3" style:family="paragraph" style:parent-style-name="Standard">
      <style:text-properties officeooo:rsid="001c1f6d" officeooo:paragraph-rsid="001c1f6d"/>
    </style:style>
    <style:style style:name="P4" style:family="paragraph" style:parent-style-name="Standard">
      <style:text-properties officeooo:rsid="001ca70b" officeooo:paragraph-rsid="001ca7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Ip forwarding </text:p>
      <text:p text:style-name="Standard"/>
      <text:p text:style-name="Standard">user@L458-L:~$ sudo sysctl net.ipv4.ip_forward</text:p>
      <text:p text:style-name="Standard">[sudo] password for user: </text:p>
      <text:p text:style-name="Standard">net.ipv4.ip_forward = 0</text:p>
      <text:p text:style-name="Standard">user@L458-L:~$ sudo sysctl -w net.ipv4.ip_forward</text:p>
      <text:p text:style-name="Standard">= 1</text:p>
      <text:p text:style-name="Standard">sysctl: "net.ipv4.ip_forward" must be of the form name=value</text:p>
      <text:p text:style-name="Standard">=: command not found</text:p>
      <text:p text:style-name="Standard">user@L458-L:~$ sudo sysctl -w net.netipv4.ip_forward=1</text:p>
      <text:p text:style-name="Standard">sysctl: cannot stat /proc/sys/net/netipv4/ip_forward: No such file or directory</text:p>
      <text:p text:style-name="Standard">user@L458-L:~$ sysctl -w net.ipv4.ip_forward=1</text:p>
      <text:p text:style-name="Standard">sysctl: permission denied on key "net.ipv4.ip_forward", ignoring</text:p>
      <text:p text:style-name="Standard">user@L458-L:~$ echo 1 &gt; /proc/sys/net/ipv4/ip_forward</text:p>
      <text:p text:style-name="Standard">bash: /proc/sys/net/ipv4/ip_forward: Permission denied</text:p>
      <text:p text:style-name="Standard">user@L458-L:~$ sudo bash -c 'echo 1 &gt; /proc/sys/net/ipv4/ip_forward'</text:p>
      <text:p text:style-name="Standard">user@L458-L:~$ sudo sysctl net.ipv4.ip_forward</text:p>
      <text:p text:style-name="Standard">net.ipv4.ip_forward = 1</text:p>
      <text:p text:style-name="Standard">user@L458-L:~$ sysctl -p</text:p>
      <text:p text:style-name="Standard">user@L458-L:~$ </text:p>
      <text:p text:style-name="Standard"/>
      <text:p text:style-name="P1">To be a root user </text:p>
      <text:p text:style-name="P1"/>
      <text:p text:style-name="P1">user@L458-L:~$ sudo su-</text:p>
      <text:p text:style-name="P1">[sudo] password for user: </text:p>
      <text:p text:style-name="P1">sudo: su-: command not found</text:p>
      <text:p text:style-name="P1">user@L458-L:~$ sudo -i</text:p>
      <text:p text:style-name="P1">root@L458-L:~# sudo sysctl net.ipv4.ip_forward</text:p>
      <text:p text:style-name="P1">net.ipv4.ip_forward = 1</text:p>
      <text:p text:style-name="P1">root@L458-L:~# </text:p>
      <text:p text:style-name="P1"/>
      <text:p text:style-name="P1">user@L458-L:~$ sudo -i</text:p>
      <text:p text:style-name="P1">[sudo] password for user: </text:p>
      <text:p text:style-name="P1">root@L458-L:~# </text:p>
      <text:p text:style-name="P1"/>
      <text:p text:style-name="P2">THE FIREWALL </text:p>
      <text:p text:style-name="P2">ser@L458-L:~$ sudo su-</text:p>
      <text:p text:style-name="P2">[sudo] password for user: </text:p>
      <text:p text:style-name="P2">sudo: su-: command not found</text:p>
      <text:p text:style-name="P2">user@L458-L:~$ sudo -i</text:p>
      <text:p text:style-name="P2">root@L458-L:~# sudo sysctl net.ipv4.ip_forward</text:p>
      <text:p text:style-name="P2">net.ipv4.ip_forward = 1</text:p>
      <text:p text:style-name="P2">root@L458-L:~# iptables-save</text:p>
      <text:p text:style-name="P2">root@L458-L:~# iptables -A FORWARD -j ACCEPT</text:p>
      <text:p text:style-name="P2">root@L458-L:~# iptables -t nat -s 10.0.2.0/24 -A POSTROUTING -j MASQUERADE</text:p>
      <text:p text:style-name="P2"><text:soft-page-break/>root@L458-L:~# </text:p>
      <text:p text:style-name="P2"/>
      <text:p text:style-name="P2"/>
      <text:p text:style-name="P2"/>
      <text:p text:style-name="P2"/>
      <text:p text:style-name="P2"/>
      <text:p text:style-name="P2"><text:s text:c="27"/>┌─┤ NetworkManager TUI ├──┐</text:p>
      <text:p text:style-name="P2"><text:s text:c="27"/>│ <text:s text:c="24"/>│ </text:p>
      <text:p text:style-name="P2"><text:s text:c="27"/>│ Please select an option │ </text:p>
      <text:p text:style-name="P2"><text:s text:c="27"/>│ <text:s text:c="24"/>│ </text:p>
      <text:p text:style-name="P2"><text:s text:c="27"/>│ Edit a connection <text:s text:c="6"/>│ </text:p>
      <text:p text:style-name="P2"><text:s text:c="27"/>│ Activate a connection <text:s text:c="2"/>│ </text:p>
      <text:p text:style-name="P2"><text:s text:c="27"/>│ Set system hostname <text:s text:c="4"/>│ </text:p>
      <text:p text:style-name="P2"><text:s text:c="27"/>│ <text:s text:c="24"/>│ </text:p>
      <text:p text:style-name="P2"><text:s text:c="27"/>│ Quit <text:s text:c="19"/>│ </text:p>
      <text:p text:style-name="P2"><text:s text:c="27"/>│ <text:s text:c="24"/>│ </text:p>
      <text:p text:style-name="P2"><text:s text:c="27"/>│ <text:s text:c="19"/>&lt;OK&gt; │ </text:p>
      <text:p text:style-name="P2"><text:s text:c="27"/>│ <text:s text:c="24"/>│ </text:p>
      <text:p text:style-name="P2"><text:s text:c="27"/>└─────────────────────────┘ </text:p>
      <text:p text:style-name="P2"><text:s text:c="55"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1:07:59.167047870</meta:creation-date>
    <meta:editing-duration>PT29M36S</meta:editing-duration>
    <meta:editing-cycles>2</meta:editing-cycles>
    <meta:generator>LibreOffice/7.3.5.2$Linux_X86_64 LibreOffice_project/30$Build-2</meta:generator>
    <dc:date>2023-04-15T12:07:52.525678534</dc:date>
    <meta:document-statistic meta:table-count="0" meta:image-count="0" meta:object-count="0" meta:page-count="2" meta:paragraph-count="55" meta:word-count="206" meta:character-count="2141" meta:non-whitespace-character-count="1390"/>
  </office:meta>
</office:document-meta>
</file>